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Preformatted_20_Text">
      <style:text-properties fo:color="#000000" style:font-name="Times New Roman" fo:font-size="12pt" fo:background-color="transparent" style:font-size-asian="12pt" style:font-size-complex="12pt"/>
    </style:style>
    <style:style style:name="P5" style:family="paragraph" style:parent-style-name="Default" style:list-style-name="">
      <style:paragraph-properties style:text-autospace="non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Default" style:list-style-name="">
      <style:paragraph-properties fo:text-align="center" style:justify-single-word="false" style:text-autospace="non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Default" style:list-style-name="">
      <style:paragraph-properties fo:text-align="center" style:justify-single-word="false" style:text-autospace="non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 style:parent-style-name="Default" style:list-style-name="RTF_5f_Num_20_2">
      <style:paragraph-properties fo:margin-left="0.635cm" fo:margin-right="0cm" fo:margin-top="0cm" fo:margin-bottom="0.079cm" fo:text-indent="-0.635cm" style:auto-text-indent="false" style:text-autospace="none">
        <style:tab-stops/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Default" style:list-style-name="RTF_5f_Num_20_2">
      <style:paragraph-properties fo:margin-left="0.635cm" fo:margin-right="0cm" fo:margin-top="0cm" fo:margin-bottom="0cm" fo:text-indent="-0.635cm" style:auto-text-indent="false" style:text-autospace="none">
        <style:tab-stops/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 style:list-style-name="L4"/>
    <style:style style:name="P14" style:family="paragraph" style:parent-style-name="Standard" style:list-style-name="L5"/>
    <style:style style:name="P15" style:family="paragraph" style:parent-style-name="Standard" style:list-style-name="L6"/>
    <style:style style:name="P16" style:family="paragraph" style:parent-style-name="Standard" style:list-style-name="L7"/>
    <style:style style:name="P17" style:family="paragraph" style:parent-style-name="Standard" style:list-style-name="L8"/>
    <style:style style:name="P18" style:family="paragraph" style:parent-style-name="Standard" style:list-style-name="L9"/>
    <style:style style:name="P19" style:family="paragraph" style:parent-style-name="Standard" style:list-style-name="L10"/>
    <style:style style:name="P20" style:family="paragraph" style:parent-style-name="Standard" style:list-style-name="L11"/>
    <style:style style:name="P21" style:family="paragraph" style:parent-style-name="Standard" style:list-style-name="L12"/>
    <style:style style:name="P22" style:family="paragraph" style:parent-style-name="Standard" style:list-style-name="L13"/>
    <style:style style:name="P23" style:family="paragraph" style:parent-style-name="Standard" style:list-style-name="L14"/>
    <style:style style:name="P24" style:family="paragraph" style:parent-style-name="Standard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d0d0d"/>
    </style:style>
    <style:style style:name="T2" style:family="text">
      <style:text-properties fo:color="#0d0d0d" fo:font-size="15.5pt" fo:font-weight="bold" style:font-size-asian="15.5pt" style:font-weight-asian="bold" style:font-size-complex="15.5pt" style:font-weight-complex="bold"/>
    </style:style>
    <style:style style:name="T3" style:family="text">
      <style:text-properties fo:color="#0d0d0d" style:text-line-through-style="none" fo:font-size="15.5pt" style:text-underline-style="none" fo:font-weight="normal" style:font-size-asian="15.5pt" style:font-weight-asian="normal" style:font-size-complex="15.5pt" style:font-weight-complex="normal"/>
    </style:style>
    <style:style style:name="T4" style:family="text">
      <style:text-properties fo:color="#0d0d0d" style:text-line-through-style="none" fo:font-size="15.5pt" style:text-underline-style="none" fo:font-weight="normal" style:font-name-asian="Calibri" style:font-size-asian="15.5pt" style:font-weight-asian="normal" style:font-name-complex="Calibri" style:font-size-complex="15.5pt" style:font-weight-complex="normal"/>
    </style:style>
    <style:style style:name="T5" style:family="text">
      <style:text-properties fo:color="#0d0d0d" style:text-line-through-style="none" fo:font-size="15.5pt" style:text-underline-style="none" fo:font-weight="bold" style:font-name-asian="Calibri" style:font-size-asian="15.5pt" style:font-weight-asian="bold" style:font-name-complex="Calibri" style:font-size-complex="15.5pt" style:font-weight-complex="bold"/>
    </style:style>
    <style:style style:name="T6" style:family="text">
      <style:text-properties fo:color="#0d0d0d" style:text-line-through-style="none" style:font-name="Calibri" fo:font-size="15.5pt" style:text-underline-style="none" fo:font-weight="normal" style:font-name-asian="Calibri" style:font-size-asian="15.5pt" style:font-weight-asian="normal" style:font-name-complex="Calibri" style:font-size-complex="15.5pt" style:font-weight-complex="normal"/>
    </style:style>
    <style:style style:name="T7" style:family="text">
      <style:text-properties fo:color="#0d0d0d" style:text-line-through-style="none" style:font-name="Calibri" fo:font-size="15.5pt" style:text-underline-style="none" fo:font-weight="bold" style:font-name-asian="Calibri" style:font-size-asian="15.5pt" style:font-weight-asian="bold" style:font-name-complex="Calibri" style:font-size-complex="15.5pt" style:font-weight-complex="bold"/>
    </style:style>
    <style:style style:name="T8" style:family="text">
      <style:text-properties fo:color="#0d0d0d" style:text-line-through-style="none" style:text-underline-style="none" fo:font-weight="normal" style:font-name-asian="Calibri" style:font-weight-asian="normal" style:font-name-complex="Calibri" style:font-weight-complex="normal"/>
    </style:style>
    <style:style style:name="T9" style:family="text">
      <style:text-properties fo:color="#0d0d0d" style:text-line-through-style="none" style:text-underline-style="none" fo:font-weight="bold" style:font-name-asian="Calibri" style:font-weight-asian="bold" style:font-name-complex="Calibri" style:font-weight-complex="bold"/>
    </style:style>
    <style:style style:name="T10" style:family="text">
      <style:text-properties fo:color="#0d0d0d" style:text-line-through-style="none" style:text-underline-style="none" style:font-name-asian="Calibri" style:font-name-complex="Calibri"/>
    </style:style>
    <style:style style:name="T11" style:family="text">
      <style:text-properties fo:color="#0d0d0d" style:text-line-through-style="none" style:font-name-asian="Calibri" style:font-name-complex="Calibri"/>
    </style:style>
    <style:style style:name="T12" style:family="text">
      <style:text-properties fo:color="#0d0d0d" fo:font-weight="bold" style:font-weight-asian="bold" style:font-weight-complex="bold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ma 1 — Introducción a la Programación</text:p>
      <text:p text:style-name="Standard"/>
      <text:p text:style-name="Standard">1.1 <text:s/>Escribe un algoritmo (sin código) para preparar un sándwich.</text:p>
      <text:p text:style-name="Standard">1.2 <text:s/>Haz un diagrama de Entrada → Proceso → Salida para calcular la edad de alguien.</text:p>
      <text:p text:style-name="Standard">1.3 <text:s/>Describe los pasos que harías para organizar tu escritorio antes de estudiar.</text:p>
      <text:p text:style-name="Standard"/>
      <text:p text:style-name="P3">Tema 2 — Primer contacto con Java</text:p>
      <text:p text:style-name="Standard"/>
      <text:p text:style-name="Standard">2.1 <text:s/>Escribe un programa que imprima tu nombre completo en pantalla.</text:p>
      <text:p text:style-name="Standard">2.2 <text:s/>Crea un programa que muestre “Hola mundo” tres veces.</text:p>
      <text:p text:style-name="Standard">2.3 <text:s/>Modifica el programa para que muestre tu ciudad de residencia.</text:p>
      <text:p text:style-name="Standard">2.4 <text:s/>Crea un programa que imprima tu comida favorita y bebida favorita en líneas separadas.</text:p>
      <text:p text:style-name="Standard"/>
      <text:p text:style-name="P3">Tema 3 — Variables y Tipos de Datos</text:p>
      <text:p text:style-name="Standard"/>
      <text:p text:style-name="Standard">3.1 <text:s/>Declara variables para almacenar tu edad (int), altura (double), y si estás estudiando (boolean).</text:p>
      <text:p text:style-name="Standard">3.2 <text:s/>Crea un programa que sume dos números enteros y muestre el resultado.</text:p>
      <text:p text:style-name="Standard">3.3 <text:s/>Declara un char para tu inicial y un String para tu nombre completo, luego imprímelos juntos.</text:p>
      <text:p text:style-name="Standard">3.4 <text:s/>Haz operaciones matemáticas (suma, resta, multiplicación, división, módulo) entre dos números y muestra los resultados.</text:p>
      <text:p text:style-name="Standard"/>
      <text:p text:style-name="P3">Tema 4 — Operadores y Comparaciones</text:p>
      <text:p text:style-name="Standard"/>
      <text:p text:style-name="Standard">4.1 <text:s/>Crea un programa que compare dos números y diga cuál es mayor.</text:p>
      <text:p text:style-name="Standard">4.2 <text:s/>Declara un boolean mayorDeEdad y asígnale el valor de true o false según la edad de un usuario.</text:p>
      <text:p text:style-name="Standard">4.3 <text:s/>Combina dos condiciones con &amp;&amp; y || para verificar si alguien puede entrar a un cine (edad + entrada).</text:p>
      <text:p text:style-name="Standard">4.4 <text:s/>Usa operadores aritméticos abreviados (+=, -=) para modificar el puntaje de un juego.</text:p>
      <text:p text:style-name="Standard">4.5 <text:s/>Calcula si un número es par usando el operador %.</text:p>
      <text:p text:style-name="P2"/>
      <text:p text:style-name="P3">Tema 5 — Estructuras Condicionales</text:p>
      <text:p text:style-name="Standard"/>
      <text:p text:style-name="Standard">5.1 <text:s/>Crea un programa que diga “Aprobado” o “Suspendido” según la nota de un estudiante.</text:p>
      <text:p text:style-name="Standard">5.2 <text:s/>Programa un sistema que indique si un número es positivo, negativo o cero usando if, else if, else.</text:p>
      <text:p text:style-name="Standard">5.3 <text:s/>Usa switch para mostrar el día de la semana según un número del 1 al 7.</text:p>
      <text:p text:style-name="Standard">5.4 <text:s/>Crea un programa que valide si un usuario puede votar (edad ≥ 18) y tenga nacionalidad.</text:p>
      <text:p text:style-name="Standard">5.5 <text:s/>Programa un menú de opciones (1,2,3) y muestra un mensaje diferente para cada opción.</text:p>
      <text:p text:style-name="Standard"/>
      <text:p text:style-name="P3">Tema 6 — Bucles</text:p>
      <text:p text:style-name="Standard"/>
      <text:p text:style-name="Standard">6.1 <text:s/>Imprime los números del 1 al 10 usando un for.</text:p>
      <text:p text:style-name="Standard">6.2 <text:s/>Imprime los números del 10 al 1 usando un while.</text:p>
      <text:p text:style-name="Standard">6.3 <text:s/>Crea un programa que sume todos los números del 1 al 100 usando un bucle.</text:p>
      <text:p text:style-name="Standard">6.4 <text:s/>Usa un do-while para pedir un número al usuario hasta que sea positivo.</text:p>
      <text:p text:style-name="Standard">6.5 <text:s/>Imprime solo los números pares del 1 al 20 usando continue.</text:p>
      <text:p text:style-name="Standard"/>
      <text:p text:style-name="P1"/>
      <text:p text:style-name="P1"/>
      <text:p text:style-name="P1"/>
      <text:p text:style-name="P1"/>
      <text:p text:style-name="P3"><text:soft-page-break/>Tema 7 — Métodos (Funciones)</text:p>
      <text:p text:style-name="Standard"/>
      <text:p text:style-name="Standard">7.1 <text:s/>Crea un método saludar() que imprima “Hola, ¿cómo estás?” y llámalo desde main.</text:p>
      <text:p text:style-name="Standard"><text:tab/> Crea un método que reciba un nombre como parámetro y lo imprima con un saludo.</text:p>
      <text:p text:style-name="Standard">7.2 <text:s/>Haz un método que sume dos números y devuelva el resultado.</text:p>
      <text:p text:style-name="Standard">7.3 <text:s/>Crea un método que calcule el área de un rectángulo (base * altura) y lo devuelva.</text:p>
      <text:p text:style-name="Standard">7.4 <text:s/>Haz un método que reciba un array de números y devuelva la suma de todos sus elementos.</text:p>
      <text:p text:style-name="Standard"/>
      <text:p text:style-name="P3">Tema 8 — Arrays</text:p>
      <text:p text:style-name="Standard"/>
      <text:p text:style-name="Standard">8.1 <text:s/>Declara un array de 5 números enteros y muéstralos en pantalla usando un bucle.</text:p>
      <text:p text:style-name="P4">8.2 <text:s/>Crea un array de nombres de 3 amigosy usa for-each para imprimirlos.</text:p>
      <text:p text:style-name="Standard">8.3 <text:s/>Modifica el valor de un elemento del array y vuelve a mostrarlo.</text:p>
      <text:p text:style-name="Standard">8.4 <text:s/>Declara un array multidimensional 2x2 y muestra todos sus valores.</text:p>
      <text:p text:style-name="Standard">8.5 <text:s/>Crea un programa que encuentre el número más grande de un array de enteros.</text:p>
      <text:p text:style-name="Standard">8.6 <text:s/>Haz un método que reciba un array de números y devuelva la suma de todos sus elementos.</text:p>
      <text:p text:style-name="Standard"/>
      <text:p text:style-name="P3">Tema 9 — Colecciones</text:p>
      <text:p text:style-name="Standard"/>
      <text:p text:style-name="Standard">9.1 <text:s/>Lista de nombres Crear un ArrayList de nombres y mostrarlos.</text:p>
      <text:p text:style-name="Standard">9.2 <text:s/>Buscar número mayorGuardar números en un ArrayList y encontrar el mayor.</text:p>
      <text:p text:style-name="Standard">9.3 <text:s/>Agenda telefónica</text:p>
      <text:p text:style-name="Standard">Usar HashMap&lt;String, String&gt; para guardar nombre → teléfono.</text:p>
      <text:p text:style-name="Standard">9.4 Contador de palabras</text:p>
      <text:p text:style-name="Standard">Leer varias palabras y usar HashMap para contar cuántas veces aparece cada una.</text:p>
      <text:p text:style-name="Standard">9.5 <text:s/>Lista de objetos</text:p>
      <text:p text:style-name="Standard">Crear ArrayList&lt;Persona&gt; y recorrerlo mostrando datos.</text:p>
      <text:p text:style-name="Standard"/>
      <text:p text:style-name="P3"/>
      <text:p text:style-name="P3">Tema 10 — Introducción a POO</text:p>
      <text:p text:style-name="Standard"/>
      <text:p text:style-name="Standard">10.1 <text:s/>Crea una clase Persona con atributos nombre y edad y un método que imprima “Hola, soy [nombre]”.</text:p>
      <text:p text:style-name="Standard">10.2 <text:s/>Crea dos objetos persona1 y persona2 de la clase Persona con diferentes datos y llama a su método.</text:p>
      <text:p text:style-name="Standard">10.3 <text:s/>Crea un método cumplirAnios() que aumente la edad en 1 y muestra la edad actual.</text:p>
      <text:p text:style-name="Standard">10.4Crea un array de objetos Persona y recorre todos imprimiendo sus nombres y edad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Tema 11 — Encapsulamiento y Herencia</text:p>
      <text:p text:style-name="Standard"/>
      <text:p text:style-name="Standard">11.1 <text:s/>Cuenta bancaria con encapsulamiento</text:p>
      <text:p text:style-name="Standard">Crea una clase CuentaBancaria con:</text:p>
      <text:list xml:id="list1052713448546420806" text:style-name="L1">
        <text:list-item>
          <text:p text:style-name="P10">atributo privado saldo</text:p>
        </text:list-item>
        <text:list-item>
          <text:p text:style-name="P10">método depositar(double cantidad)</text:p>
        </text:list-item>
        <text:list-item>
          <text:p text:style-name="P10">método retirar(double cantidad) (no permitir saldo negativo)</text:p>
        </text:list-item>
        <text:list-item>
          <text:p text:style-name="P10">método getSaldo()</text:p>
        </text:list-item>
      </text:list>
      <text:p text:style-name="Standard"/>
      <text:p text:style-name="Standard">11.2 <text:s/>Clase Persona con validación</text:p>
      <text:list xml:id="list2810696741062931295" text:style-name="L2">
        <text:list-item>
          <text:p text:style-name="P11">Atributos privados: nombre, edad</text:p>
        </text:list-item>
        <text:list-item>
          <text:p text:style-name="P11">Setter de edad que no permita valores negativos</text:p>
        </text:list-item>
        <text:list-item>
          <text:p text:style-name="P11">Método mostrarDatos()</text:p>
        </text:list-item>
      </text:list>
      <text:p text:style-name="Standard"/>
      <text:p text:style-name="Standard">11.3 Herencia básica</text:p>
      <text:p text:style-name="Standard">Crea:</text:p>
      <text:list xml:id="list486371942473941761" text:style-name="L3">
        <text:list-item>
          <text:p text:style-name="P12">Clase Empleado (nombre, salario)</text:p>
        </text:list-item>
        <text:list-item>
          <text:p text:style-name="P12">Clase Gerente que herede de Empleado y tenga bonus</text:p>
        </text:list-item>
        <text:list-item>
          <text:p text:style-name="P12">Método que calcule salario total</text:p>
        </text:list-item>
      </text:list>
      <text:p text:style-name="Standard"/>
      <text:p text:style-name="Standard">11.4 <text:s/>Sistema de Vehículos</text:p>
      <text:list xml:id="list452231477382145487" text:style-name="L4">
        <text:list-item>
          <text:p text:style-name="P13">Clase Vehiculo con método arrancar()</text:p>
        </text:list-item>
        <text:list-item>
          <text:p text:style-name="P13">Clase Moto que herede de Vehiculo</text:p>
        </text:list-item>
        <text:list-item>
          <text:p text:style-name="P13">Clase Camion que herede de Vehiculo</text:p>
        </text:list-item>
      </text:list>
      <text:p text:style-name="Standard"/>
      <text:p text:style-name="Standard">11.5 <text:s/>Sistema escolar</text:p>
      <text:list xml:id="list5431569410902654879" text:style-name="L5">
        <text:list-item>
          <text:p text:style-name="P14">Clase Persona</text:p>
        </text:list-item>
        <text:list-item>
          <text:p text:style-name="P14">Clase Alumno que herede de Persona</text:p>
        </text:list-item>
        <text:list-item>
          <text:p text:style-name="P14">Clase Profesor que herede de Persona</text:p>
        </text:list-item>
        <text:list-item>
          <text:p text:style-name="P14">Método diferente en cada clase</text:p>
        </text:list-item>
      </text:list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Tema 12 — Polimorfismo y Clases Abstractas</text:p>
      <text:p text:style-name="Standard"/>
      <text:p text:style-name="Standard">12.1 <text:s/>Animales abstractos</text:p>
      <text:list xml:id="list32694702648591528" text:style-name="L6">
        <text:list-item>
          <text:p text:style-name="P15">Clase abstracta Animal con método abstracto hacerSonido()</text:p>
        </text:list-item>
        <text:list-item>
          <text:p text:style-name="P15">Implementar Perro y Gato</text:p>
        </text:list-item>
      </text:list>
      <text:p text:style-name="Standard"/>
      <text:p text:style-name="Standard">12.2 <text:s/>Figuras geométricas</text:p>
      <text:list xml:id="list8731072280721389206" text:style-name="L7">
        <text:list-item>
          <text:p text:style-name="P16">Clase abstracta Figura</text:p>
        </text:list-item>
        <text:list-item>
          <text:p text:style-name="P16">Método abstracto calcularArea()</text:p>
        </text:list-item>
        <text:list-item>
          <text:p text:style-name="P16">Implementar Circulo y Rectangulo</text:p>
        </text:list-item>
      </text:list>
      <text:p text:style-name="Standard"/>
      <text:p text:style-name="Standard">12.3 <text:s/>Sistema de pagos</text:p>
      <text:list xml:id="list7021721548683578866" text:style-name="L8">
        <text:list-item>
          <text:p text:style-name="P17">Clase abstracta Pago</text:p>
        </text:list-item>
        <text:list-item>
          <text:p text:style-name="P17">Método abstracto procesarPago()</text:p>
        </text:list-item>
        <text:list-item>
          <text:p text:style-name="P17">Implementar PagoTarjeta, PagoEfectivo</text:p>
        </text:list-item>
      </text:list>
      <text:p text:style-name="Standard"/>
      <text:p text:style-name="Standard">12.4 <text:s/>Polimorfismo con array</text:p>
      <text:p text:style-name="Standard">Crear un array de tipo Animal con diferentes tipos de animales y recorrerlo llamando al método.</text:p>
      <text:p text:style-name="Standard"/>
      <text:p text:style-name="Standard">12.5 <text:s/>Sistema de empleados</text:p>
      <text:list xml:id="list8152317702032408873" text:style-name="L9">
        <text:list-item>
          <text:p text:style-name="P18">Clase abstracta Empleado</text:p>
        </text:list-item>
        <text:list-item>
          <text:p text:style-name="P18">Método abstracto calcularSalario()</text:p>
        </text:list-item>
        <text:list-item>
          <text:p text:style-name="P18">Diferentes tipos de empleados que calculen distinto</text:p>
          <text:p text:style-name="P18"/>
        </text:list-item>
      </text:list>
      <text:p text:style-name="P3">Tema 13 — Interfaces</text:p>
      <text:p text:style-name="Standard"/>
      <text:p text:style-name="Standard">13.1 <text:s/>Interfaz Volador</text:p>
      <text:list xml:id="list3266051702822942659" text:style-name="L10">
        <text:list-item>
          <text:p text:style-name="P19">Crear interfaz Volador</text:p>
        </text:list-item>
        <text:list-item>
          <text:p text:style-name="P19">Implementar en Avion y Pajaro</text:p>
        </text:list-item>
      </text:list>
      <text:p text:style-name="Standard"/>
      <text:p text:style-name="Standard">13.2 <text:s/>Interfaz Pagable</text:p>
      <text:list xml:id="list5077469432246887133" text:style-name="L11">
        <text:list-item>
          <text:p text:style-name="P20">Método pagar()</text:p>
        </text:list-item>
        <text:list-item>
          <text:p text:style-name="P20">Implementar en Factura y Suscripcion</text:p>
        </text:list-item>
      </text:list>
      <text:p text:style-name="Standard"/>
      <text:p text:style-name="Standard">13.3 <text:s/>Interfaz Conectable</text:p>
      <text:list xml:id="list8145343960197322480" text:style-name="L12">
        <text:list-item>
          <text:p text:style-name="P21">Método conectar()</text:p>
        </text:list-item>
        <text:list-item>
          <text:p text:style-name="P21">Implementar en Wifi y Bluetooth</text:p>
        </text:list-item>
      </text:list>
      <text:p text:style-name="Standard"/>
      <text:p text:style-name="Standard">12.4 <text:s/>Clase que implementa múltiples interfaces</text:p>
      <text:list xml:id="list5054671380938269792" text:style-name="L13">
        <text:list-item>
          <text:p text:style-name="P22">Interfaces Nadador y Corredor</text:p>
        </text:list-item>
        <text:list-item>
          <text:p text:style-name="P22">Clase Triatleta que implemente ambas</text:p>
        </text:list-item>
      </text:list>
      <text:p text:style-name="Standard"/>
      <text:p text:style-name="Standard">13.5 <text:s/>Sistema de notificaciones</text:p>
      <text:list xml:id="list1983865725576947673" text:style-name="L14">
        <text:list-item>
          <text:p text:style-name="P23">Interfaz Notificacion</text:p>
        </text:list-item>
        <text:list-item>
          <text:p text:style-name="P23">Implementar Email, SMS, Push</text:p>
        </text:list-item>
        <text:list-item>
          <text:p text:style-name="P23">Usar polimorfismo</text:p>
        </text:list-item>
      </text:list>
      <text:p text:style-name="Standard"/>
      <text:p text:style-name="Standard"/>
      <text:p text:style-name="Standard"/>
      <text:p text:style-name="Standard"/>
      <text:p text:style-name="P3"><text:soft-page-break/>Tema 14 — Excepciones</text:p>
      <text:p text:style-name="Standard"/>
      <text:p text:style-name="Standard">14.1 <text:s/>División segura</text:p>
      <text:p text:style-name="Standard">Pedir dos números y evitar división por cero.</text:p>
      <text:p text:style-name="Standard"/>
      <text:p text:style-name="Standard">14.2 <text:s/>Validación de número</text:p>
      <text:p text:style-name="Standard">Convertir texto a número usando Integer.parseInt() y capturar error.</text:p>
      <text:p text:style-name="Standard"/>
      <text:p text:style-name="Standard">14.3 <text:s text:c="2"/>Índice seguro</text:p>
      <text:p text:style-name="Standard">Acceder a un array y capturar error de índice inválido.</text:p>
      <text:p text:style-name="Standard"/>
      <text:p text:style-name="Standard">14.4 <text:s/>Validación personalizada</text:p>
      <text:p text:style-name="Standard">Crear método que lance excepción si edad &lt; 18.</text:p>
      <text:p text:style-name="Standard"/>
      <text:p text:style-name="Standard">14.5 <text:s/>Sistema bancario robusto</text:p>
      <text:p text:style-name="Standard">En la clase CuentaBancaria, lanzar excepción si se intenta retirar más saldo del disponibl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><text:soft-page-break/>Tema 15 </text:p>
      <text:p text:style-name="P24"/>
      <text:p text:style-name="P26"><text:span text:style-name="T13">15.1</text:span></text:p>
      <text:p text:style-name="P27"><text:span text:style-name="T13"/></text:p>
      <text:p text:style-name="P5"><text:span text:style-name="T1">Ejerciciode ProgramaciónJava: Gestiónde Supermercado</text:span></text:p>
      <text:p text:style-name="P5"><text:span text:style-name="T10">En esteejercicio, crearásun sistemapara gestionarlosproductosde un supermercado. Deberásimplementarunajerarquíade clasesque incluyaunaclaseabstracta Producto, con subclasesBebida, ProductoLimpiezay Carne. Además, utilizarásinterfaces para representarcaracterísticasespecialesde losproductos.</text:span></text:p>
      <text:p text:style-name="P5"><text:span text:style-name="T10"/></text:p>
      <text:p text:style-name="P7"><text:span text:style-name="T11">Instrucciones:</text:span></text:p>
      <text:p text:style-name="P6"><text:span text:style-name="T6"/></text:p>
      <text:list xml:id="list711978416373015491" text:style-name="RTF_5f_Num_20_2">
        <text:list-item>
          <text:p text:style-name="P8"><text:span text:style-name="T10">Define unaclaseabstracta </text:span><text:span text:style-name="T10">Producto</text:span><text:span text:style-name="T10">que representelosproductosque se vendenenelsupermercado. Esta clasedebetenerpropiedadescomo</text:span><text:span text:style-name="T10">nombre</text:span><text:span text:style-name="T10">, </text:span><text:span text:style-name="T10">precio</text:span><text:span text:style-name="T10">y </text:span><text:span text:style-name="T10">fechaCaducidad</text:span><text:span text:style-name="T10">.</text:span></text:p>
        </text:list-item>
        <text:list-item>
          <text:p text:style-name="P8"><text:span text:style-name="T10">Implementamétodospara establecery obtenerestaspropiedadesenla clase</text:span><text:span text:style-name="T10">Producto</text:span><text:span text:style-name="T10">.</text:span></text:p>
        </text:list-item>
        <text:list-item>
          <text:p text:style-name="P8"><text:span text:style-name="T10">Define subclasesde </text:span><text:span text:style-name="T10">Producto</text:span><text:span text:style-name="T10">para representardiferentescategoríasde productos: </text:span><text:span text:style-name="T10">Bebida</text:span><text:span text:style-name="T10">, </text:span><text:span text:style-name="T10">ProductoLimpieza</text:span><text:span text:style-name="T10">y </text:span><text:span text:style-name="T10">Carne</text:span><text:span text:style-name="T10">. Cada subclasedebeañadirpropiedadesy métodosespecíficossegúnsucategoría.</text:span></text:p>
        </text:list-item>
        <text:list-item>
          <text:p text:style-name="P8"><text:span text:style-name="T10">Crea unainterfaz</text:span><text:span text:style-name="T10">Descuento</text:span><text:span text:style-name="T10">que incluyamétodospara aplicardescuentosa losproductos.</text:span></text:p>
        </text:list-item>
        <text:list-item>
          <text:p text:style-name="P8"><text:span text:style-name="T10">Crea unainterfaz</text:span><text:span text:style-name="T10">EsAlimento</text:span><text:span text:style-name="T10">que indiquesiun productoes un alimentoyque devuelvaun enterorepresentandola cantidadde caloríasdel alimento.</text:span></text:p>
        </text:list-item>
        <text:list-item>
          <text:p text:style-name="P8"><text:span text:style-name="T10">Implementalas interfaces enlas clasescorrespondientessegúnsea necesario.</text:span></text:p>
        </text:list-item>
        <text:list-item>
          <text:p text:style-name="P8"><text:span text:style-name="T10">Desarrollaun programainteractivoque permitaal usuariocrearobjetosde productossegúnsuelección. El programadebepermitiral usuarioingresarlosdetallesde losproductosporconsola.</text:span></text:p>
        </text:list-item>
        <text:list-item>
          <text:p text:style-name="P8"><text:span text:style-name="T10">Asegúratede manejarelcasoenelque elusuariono introduzcaningúnproducto, lanzandounaexcepciónadecuaday proporcionandoun mensajeinformativo.</text:span></text:p>
        </text:list-item>
        <text:list-item>
          <text:p text:style-name="P8"><text:span text:style-name="T10">Al finalizarla creacionde productos, elprogramadebecalculary mostrarcuántodinero cuestanlosproductosque son alimentosentotal y cuántolosque no lo son.</text:span></text:p>
        </text:list-item>
        <text:list-item>
          <text:p text:style-name="P9"><text:span text:style-name="T10">Implementala siguientereglade negocio: las carnes con dosdías o menos de caducidadtienenun descuentodel 20%.</text:span>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language="de" fo:country="DE" style:font-name-asian="Calibri" style:font-size-asian="12pt" style:language-asian="ja" style:country-asian="JP" style:font-name-complex="Calibri" style:font-size-complex="12pt" style:language-complex="fa" style:country-complex="I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3M13S</meta:editing-duration>
    <meta:editing-cycles>9</meta:editing-cycles>
    <meta:generator>OpenOffice/4.1.15$Win32 OpenOffice.org_project/4115m2$Build-9813</meta:generator>
    <dc:date>2026-03-10T11:40:06.67</dc:date>
    <meta:document-statistic meta:table-count="0" meta:image-count="0" meta:object-count="0" meta:page-count="6" meta:paragraph-count="145" meta:word-count="1214" meta:character-count="8042"/>
    <meta:user-defined meta:name="Info 1"/>
    <meta:user-defined meta:name="Info 2"/>
    <meta:user-defined meta:name="Info 3"/>
    <meta:user-defined meta:name="Info 4"/>
  </office:meta>
</office:document-meta>
</file>